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Table_20_Contents">
      <style:text-properties officeooo:rsid="0016b0e7" officeooo:paragraph-rsid="0016b0e7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00001010011101100110010000110001111011111000000010100111011110000110001010011101100000001010011101100000110001010011101100000001010011101100000001010011101111000000101001110110011001000011000111101111100</text:span></text:p>
      <text:p text:style-name="P1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Symbol</text:p>
          </table:table-cell>
          <table:table-cell table:style-name="Table1.A1" office:value-type="string">
            <text:p text:style-name="P2">Code</text:p>
          </table:table-cell>
        </table:table-row>
        <table:table-row>
          <table:table-cell table:style-name="Table1.A1" office:value-type="string">
            <text:p text:style-name="P2">Z</text:p>
            <text:p text:style-name="P2">T</text:p>
            <text:p text:style-name="P2">R</text:p>
            <text:p text:style-name="P2">H</text:p>
            <text:p text:style-name="P2">E</text:p>
            <text:p text:style-name="P2">C</text:p>
            <text:p text:style-name="P2">S</text:p>
            <text:p text:style-name="P2">I</text:p>
            <text:p text:style-name="P2">F</text:p>
          </table:table-cell>
          <table:table-cell table:style-name="Table1.A1" office:value-type="string">
            <text:p text:style-name="P2">1111</text:p>
            <text:p text:style-name="P2">1110</text:p>
            <text:p text:style-name="P2">110</text:p>
            <text:p text:style-name="P2">101</text:p>
            <text:p text:style-name="P2">100</text:p>
            <text:p text:style-name="P2">011</text:p>
            <text:p text:style-name="P2">010</text:p>
            <text:p text:style-name="P2">001</text:p>
            <text:p text:style-name="P2">000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9:16:24.001743309</meta:creation-date>
    <dc:date>2023-03-13T09:20:36.378936391</dc:date>
    <meta:editing-duration>PT4M15S</meta:editing-duration>
    <meta:editing-cycles>1</meta:editing-cycles>
    <meta:document-statistic meta:table-count="1" meta:image-count="0" meta:object-count="0" meta:page-count="1" meta:paragraph-count="21" meta:word-count="21" meta:character-count="252" meta:non-whitespace-character-count="252"/>
    <meta:generator>LibreOffice/7.4.5.1$Linux_X86_64 LibreOffice_project/40$Build-1</meta:generator>
  </office:meta>
</office:document-meta>
</file>